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monospace" svg:font-family="monospace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0bd777" officeooo:paragraph-rsid="000f9892"/>
    </style:style>
    <style:style style:name="P2" style:family="paragraph" style:parent-style-name="Text_20_body" style:list-style-name="L1">
      <style:text-properties officeooo:rsid="000bd777" officeooo:paragraph-rsid="000f9892"/>
    </style:style>
    <style:style style:name="P3" style:family="paragraph" style:parent-style-name="Text_20_body">
      <style:text-properties officeooo:rsid="001bff8c" officeooo:paragraph-rsid="001bff8c"/>
    </style:style>
    <style:style style:name="P4" style:family="paragraph" style:parent-style-name="Text_20_body" style:list-style-name="L2">
      <style:text-properties officeooo:rsid="001bff8c" officeooo:paragraph-rsid="001bff8c"/>
    </style:style>
    <style:style style:name="P5" style:family="paragraph" style:parent-style-name="Text_20_body" style:list-style-name="L2">
      <style:text-properties officeooo:paragraph-rsid="001bff8c"/>
    </style:style>
    <style:style style:name="P6" style:family="paragraph" style:parent-style-name="Text_20_body" style:list-style-name="L3">
      <style:paragraph-properties fo:text-align="justify" style:justify-single-word="false"/>
      <style:text-properties officeooo:rsid="00211e16" officeooo:paragraph-rsid="00211e16"/>
    </style:style>
    <style:style style:name="P7" style:family="paragraph" style:parent-style-name="Text_20_body" style:list-style-name="L4"/>
    <style:style style:name="P8" style:family="paragraph" style:parent-style-name="Text_20_body" style:list-style-name="L5">
      <style:text-properties officeooo:paragraph-rsid="002d8fe4"/>
    </style:style>
    <style:style style:name="P9" style:family="paragraph" style:parent-style-name="Text_20_body" style:list-style-name="L5">
      <style:text-properties officeooo:rsid="002d8fe4" officeooo:paragraph-rsid="002d8fe4"/>
    </style:style>
    <style:style style:name="P10" style:family="paragraph" style:parent-style-name="Text_20_body" style:list-style-name="L6"/>
    <style:style style:name="T1" style:family="text">
      <style:text-properties officeooo:rsid="000d886f"/>
    </style:style>
    <style:style style:name="T2" style:family="text">
      <style:text-properties officeooo:rsid="000f9892"/>
    </style:style>
    <style:style style:name="T3" style:family="text">
      <style:text-properties officeooo:rsid="001bff8c"/>
    </style:style>
    <style:style style:name="T4" style:family="text">
      <style:text-properties officeooo:rsid="002d8fe4"/>
    </style:style>
    <style:style style:name="T5" style:family="text">
      <style:text-properties officeooo:rsid="003118a3"/>
    </style:style>
    <style:style style:name="T6" style:family="text">
      <style:text-properties officeooo:rsid="0033572f"/>
    </style:style>
    <style:style style:name="T7" style:family="text">
      <style:text-properties officeooo:rsid="00364ed3"/>
    </style:style>
    <style:style style:name="T8" style:family="text">
      <style:text-properties officeooo:rsid="0040f24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Flask Tutorial</text:h>
      <text:h text:style-name="Heading_20_2" text:outline-level="2">File Uploading</text:h>
      <text:p text:style-name="P1">To access file use </text:p>
      <text:list xml:id="list503129993" text:style-name="L1">
        <text:list-item>
          <text:p text:style-name="P2"><text:span text:style-name="T2">file = </text:span>request.file<text:span text:style-name="T1">s</text:span>[‘file_name’<text:span text:style-name="T2">]</text:span></text:p>
        </text:list-item>
        <text:list-item>
          <text:p text:style-name="P2">f<text:span text:style-name="T2">ile</text:span>.save(secure_filename(f<text:span text:style-name="T2">ile</text:span>.filename))</text:p>
        </text:list-item>
      </text:list>
      <text:h text:style-name="Heading_20_2" text:outline-level="2">Flask- Mail</text:h>
      <text:p text:style-name="P3">Flask-Mail extension make it easy to set up a simple interface with any email server.</text:p>
      <text:list xml:id="list2735654624" text:style-name="L2">
        <text:list-item>
          <text:p text:style-name="P5"><text:span text:style-name="T3">Pip install flask-mail</text:span></text:p>
        </text:list-item>
        <text:list-item>
          <text:p text:style-name="P4">Set mail configuration like MAIL_SERVER, MAIL_PORT, etc</text:p>
        </text:list-item>
        <text:list-item>
          <text:p text:style-name="P4">from flask_mail import Mail, Message</text:p>
        </text:list-item>
      </text:list>
      <text:h text:style-name="Heading_20_2" text:outline-level="2">Flask-WTF</text:h>
      <text:list xml:id="list1388073216" text:style-name="L3">
        <text:list-item>
          <text:p text:style-name="P6">Provide form validation</text:p>
        </text:list-item>
        <text:list-item>
          <text:p text:style-name="P6">Form rendering </text:p>
        </text:list-item>
      </text:list>
      <text:h text:style-name="Heading_20_2" text:outline-level="2">SQLite</text:h>
      <text:list xml:id="list2855908311" text:style-name="L4">
        <text:list-item>
          <text:p text:style-name="P7">pip install db-sqlite3</text:p>
        </text:list-item>
        <text:list-item>
          <text:p text:style-name="P7">conn = sqlite3.connect('database.db')</text:p>
        </text:list-item>
        <text:list-item>
          <text:p text:style-name="P7">conn.execute('CREATE TABLE students (name TEXT, addr TEXT, city TEXT)')</text:p>
        </text:list-item>
        <text:list-item>
          <text:p text:style-name="P7">conn.close()</text:p>
        </text:list-item>
      </text:list>
      <text:h text:style-name="Heading_20_2" text:outline-level="2">SQLAlchemy</text:h>
      <text:p text:style-name="Text_20_body">SQLAlchemy, a Python toolkit is a powerful OR Mapper that gives application developers the full power and flexibility of SQL</text:p>
      <text:list xml:id="list75143490" text:style-name="L5">
        <text:list-item>
          <text:p text:style-name="P9">Help mapping object parameters to the underlying RDBMS table structure</text:p>
        </text:list-item>
        <text:list-item>
          <text:p text:style-name="P9">app.config['SQLALCHEMY_DATABASE_URI'] = 'sqlite:///students.sqlite3'</text:p>
        </text:list-item>
        <text:list-item>
          <text:p text:style-name="P8"><text:span text:style-name="T6">To initialize Model: </text:span><text:span text:style-name="T4">db.create_all()</text:span></text:p>
        </text:list-item>
      </text:list>
      <text:h text:style-name="Heading_20_2" text:outline-level="2">SIJAX</text:h>
      <text:list xml:id="list2628638871" text:style-name="L6">
        <text:list-item>
          <text:p text:style-name="P10">Python/jQuery library designed to help you easily bring Ajax to your application. It uses jQuery.ajax to make AJAX requests.</text:p>
        </text:list-item>
        <text:list-item>
          <text:p text:style-name="P10">pip install flask-sijax</text:p>
        </text:list-item>
      </text:list>
      <text:h text:style-name="Heading_20_2" text:outline-level="2"><text:soft-page-break/>mod_wsgi</text:h>
      <text:p text:style-name="Text_20_body">mod_wsgi is an Apache module that provides a WSGI compliant interface for hosting Python based web applications on Apache server.</text:p>
      <text:h text:style-name="Heading_20_2" text:outline-level="2">FastCGI</text:h>
      <text:p text:style-name="Text_20_body">FastCGI is another deployment option for Flask application on web servers like nginix, lighttpd, and Cherokee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monospace" svg:font-family="monospace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02T12:19:54.964015632</meta:creation-date>
    <dc:date>2020-06-02T19:51:58.172263772</dc:date>
    <meta:editing-duration>PT4H8M56S</meta:editing-duration>
    <meta:editing-cycles>27</meta:editing-cycles>
    <meta:generator>LibreOffice/6.4.2.2$Linux_X86_64 LibreOffice_project/40$Build-2</meta:generator>
    <meta:document-statistic meta:table-count="0" meta:image-count="0" meta:object-count="0" meta:page-count="2" meta:paragraph-count="30" meta:word-count="182" meta:character-count="1255" meta:non-whitespace-character-count="1117"/>
  </office:meta>
</office:document-meta>
</file>